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">
      <style:text-properties style:font-name="Courier New"/>
    </style:style>
    <style:style style:name="P2" style:family="paragraph" style:parent-style-name="Text_20_body_20_indent">
      <style:text-properties style:font-name="Courier New1"/>
    </style:style>
    <style:style style:name="P3" style:family="paragraph" style:parent-style-name="Text_20_body_20_indent">
      <style:paragraph-properties fo:margin-left="0in" fo:margin-right="0in" fo:text-indent="0in" style:auto-text-indent="false"/>
      <style:text-properties style:font-name="Times New Roman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PDL $RESPOND Keyword</text:h>
      <text:p text:style-name="P5"/>
      <text:p text:style-name="P5">This is a complex macro-like keyword. <text:s/>Writing:</text:p>
      <text:p text:style-name="P5"/>
      <text:p text:style-name="P1">$RESPOND ( a, b);</text:p>
      <text:p text:style-name="Text_20_body_20_indent"/>
      <text:p text:style-name="P5">Is the same as writing:</text:p>
      <text:p text:style-name="P5"/>
      <text:p text:style-name="P2">$IF ( $GREP ( a, $LISTENTEXT() ) )</text:p>
      <text:p text:style-name="P2">{</text:p>
      <text:p text:style-name="P2"><text:tab/>$SAY ( b );</text:p>
      <text:p text:style-name="P2"><text:tab/>$CONTINUE;</text:p>
      <text:p text:style-name="P2">};</text:p>
      <text:p text:style-name="P2"/>
      <text:p text:style-name="P3">Notice the '$CONTINUE' in particular........$RESPOND is designed only to be run from within a looping structure. <text:s/>Something like this perhaps:</text:p>
      <text:p text:style-name="P3"/>
      <text:p text:style-name="Text_20_body_20_indent">$WHILE ( $LISTEN() )</text:p>
      <text:p text:style-name="Text_20_body_20_indent">{</text:p>
      <text:p text:style-name="Text_20_body_20_indent"><text:tab/>$RESPOND (“NAME” , “My name is Paul”);</text:p>
      <text:p text:style-name="Text_20_body_20_indent"><text:tab/>$RESPOND (“JOB”, “I sell bedsprings”);</text:p>
      <text:p text:style-name="Text_20_body_20_indent"><text:tab/>$RESPOND (“Simon”, “Simon works in the tavern at Yew”);</text:p>
      <text:p text:style-name="Text_20_body_20_indent"><text:tab/>$SAY (“ I am leaving now”);</text:p>
      <text:p text:style-name="Text_20_body_20_indent"><text:tab/>$BREAK;</text:p>
      <text:p text:style-name="Text_20_body_20_indent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18T19:36:22.41</meta:creation-date>
    <meta:document-statistic meta:table-count="0" meta:image-count="0" meta:object-count="0" meta:page-count="1" meta:paragraph-count="18" meta:word-count="91" meta:character-count="503"/>
    <dc:date>2010-11-18T19:50:40.46</dc:date>
    <dc:creator>Paul Stevens</dc:creator>
    <meta:editing-duration>PT00H14M18S</meta:editing-duration>
    <meta:editing-cycles>1</meta:editing-cycles>
    <meta:generator>OpenOffice.org/3.2$Win32 OpenOffice.org_project/320m18$Build-9502</meta:generator>
  </office:meta>
</office:document-meta>
</file>